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10000006C7D17E3F2B0649A6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</style:style>
    <style:style style:name="P16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7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18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19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0" style:family="paragraph" style:parent-style-name="Table_20_Contents">
      <style:text-properties officeooo:rsid="003dc3a6" officeooo:paragraph-rsid="003dc3a6"/>
    </style:style>
    <style:style style:name="P21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2" style:family="paragraph" style:parent-style-name="Table_20_Contents">
      <style:text-properties officeooo:rsid="003e6aee" officeooo:paragraph-rsid="003e6aee"/>
    </style:style>
    <style:style style:name="P23" style:family="paragraph" style:parent-style-name="Table_20_Contents">
      <style:text-properties officeooo:rsid="003ead6c" officeooo:paragraph-rsid="003ead6c"/>
    </style:style>
    <style:style style:name="P24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5" style:family="paragraph" style:parent-style-name="Table_20_Contents">
      <style:text-properties officeooo:rsid="00403451" officeooo:paragraph-rsid="00403451"/>
    </style:style>
    <style:style style:name="P26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7" style:family="paragraph" style:parent-style-name="Table_20_Contents">
      <style:text-properties officeooo:rsid="0050621a" officeooo:paragraph-rsid="0050621a"/>
    </style:style>
    <style:style style:name="P28" style:family="paragraph" style:parent-style-name="Table_20_Contents">
      <style:text-properties officeooo:rsid="005b62eb" officeooo:paragraph-rsid="005b62eb"/>
    </style:style>
    <style:style style:name="P29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30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2" style:family="paragraph" style:parent-style-name="Standard">
      <style:text-properties officeooo:paragraph-rsid="001c2594"/>
    </style:style>
    <style:style style:name="P33" style:family="paragraph" style:parent-style-name="Standard">
      <style:text-properties officeooo:rsid="002453de" officeooo:paragraph-rsid="002453de"/>
    </style:style>
    <style:style style:name="P34" style:family="paragraph" style:parent-style-name="Standard">
      <style:text-properties officeooo:rsid="002a022a" officeooo:paragraph-rsid="002a022a"/>
    </style:style>
    <style:style style:name="P35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6" style:family="paragraph" style:parent-style-name="Standard">
      <style:text-properties officeooo:rsid="004a2a44" officeooo:paragraph-rsid="004a2a44"/>
    </style:style>
    <style:style style:name="P37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8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39" style:family="paragraph" style:parent-style-name="Standard">
      <style:text-properties officeooo:rsid="004e990d" officeooo:paragraph-rsid="004e990d"/>
    </style:style>
    <style:style style:name="P40" style:family="paragraph" style:parent-style-name="Standard">
      <style:text-properties officeooo:rsid="004e990d" officeooo:paragraph-rsid="005910da"/>
    </style:style>
    <style:style style:name="P41" style:family="paragraph" style:parent-style-name="Standard">
      <style:text-properties officeooo:rsid="004e990d" officeooo:paragraph-rsid="00534907"/>
    </style:style>
    <style:style style:name="P4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4" style:family="paragraph" style:parent-style-name="Footnote">
      <style:text-properties officeooo:rsid="005622db" officeooo:paragraph-rsid="0057d992"/>
    </style:style>
    <style:style style:name="P45" style:family="paragraph" style:parent-style-name="Footnote">
      <style:text-properties officeooo:rsid="00661e58" officeooo:paragraph-rsid="00661e58"/>
    </style:style>
    <style:style style:name="P46" style:family="paragraph" style:parent-style-name="Standard">
      <style:text-properties officeooo:rsid="00661e58" officeooo:paragraph-rsid="00661e58"/>
    </style:style>
    <style:style style:name="P47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48" style:family="paragraph" style:parent-style-name="Table_20_Contents">
      <style:paragraph-properties fo:text-align="center" style:justify-single-word="false"/>
      <style:text-properties officeooo:rsid="00661e58" officeooo:paragraph-rsid="00661e58"/>
    </style:style>
    <style:style style:name="P49" style:family="paragraph" style:parent-style-name="Table_20_Contents">
      <style:paragraph-properties fo:text-align="center" style:justify-single-word="false"/>
      <style:text-properties officeooo:rsid="0068cecf" officeooo:paragraph-rsid="0068cecf"/>
    </style:style>
    <style:style style:name="P50" style:family="paragraph" style:parent-style-name="Table_20_Contents">
      <style:paragraph-properties fo:text-align="center" style:justify-single-word="false"/>
      <style:text-properties officeooo:rsid="006c1201" officeooo:paragraph-rsid="006c1201"/>
    </style:style>
    <style:style style:name="P51" style:family="paragraph" style:parent-style-name="Heading_20_1" style:master-page-name="First_20_Page">
      <style:paragraph-properties style:page-number="auto"/>
    </style:style>
    <style:style style:name="P52" style:family="paragraph" style:parent-style-name="Heading_20_1">
      <style:text-properties officeooo:rsid="002a022a" officeooo:paragraph-rsid="002a022a"/>
    </style:style>
    <style:style style:name="P53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 style:list-style-name="">
      <style:paragraph-properties fo:orphans="2" fo:widows="2"/>
    </style:style>
    <style:style style:name="P57" style:family="paragraph" style:parent-style-name="Standard" style:list-style-name="L1"/>
    <style:style style:name="P58" style:family="paragraph" style:parent-style-name="Standard" style:list-style-name="L1">
      <style:text-properties style:font-name="Times New Roman" officeooo:rsid="0061da82" officeooo:paragraph-rsid="00524856"/>
    </style:style>
    <style:style style:name="P59" style:family="paragraph" style:parent-style-name="Standard" style:list-style-name="L1">
      <style:text-properties style:font-name="Times New Roman"/>
    </style:style>
    <style:style style:name="P60" style:family="paragraph" style:parent-style-name="Standard" style:master-page-name="StdPortrait">
      <style:paragraph-properties style:page-number="auto"/>
    </style:style>
    <style:style style:name="P61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</style:style>
    <style:style style:name="P62" style:family="paragraph" style:parent-style-name="Standard">
      <style:text-properties officeooo:rsid="004e990d" officeooo:paragraph-rsid="004e990d"/>
    </style:style>
    <style:style style:name="P63" style:family="paragraph">
      <style:paragraph-properties style:writing-mode="lr-tb"/>
      <style:text-properties style:font-name="Liberation Sans" fo:font-size="1pt"/>
    </style:style>
    <style:style style:name="P64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620a15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style:use-window-font-color="true" loext:opacity="0%" style:font-name="Times New Roman1" fo:font-size="12pt" fo:language="en" fo:country="US" officeooo:rsid="006361cf" style:font-name-asian="Times New Roman1" style:font-size-asian="12pt" style:font-name-complex="Times New Roman1" style:font-size-complex="12pt" style:language-complex="ar" style:country-complex="SA"/>
    </style:style>
    <style:style style:name="T8" style:family="text">
      <style:text-properties officeooo:rsid="003a0848"/>
    </style:style>
    <style:style style:name="T9" style:family="text">
      <style:text-properties officeooo:rsid="003e6aee"/>
    </style:style>
    <style:style style:name="T10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1" style:family="text">
      <style:text-properties officeooo:rsid="002c7ff0"/>
    </style:style>
    <style:style style:name="T12" style:family="text">
      <style:text-properties officeooo:rsid="00218c75"/>
    </style:style>
    <style:style style:name="T13" style:family="text">
      <style:text-properties officeooo:rsid="002268db"/>
    </style:style>
    <style:style style:name="T14" style:family="text">
      <style:text-properties officeooo:rsid="002453de"/>
    </style:style>
    <style:style style:name="T15" style:family="text">
      <style:text-properties officeooo:rsid="0025e5ae"/>
    </style:style>
    <style:style style:name="T16" style:family="text">
      <style:text-properties officeooo:rsid="002a022a"/>
    </style:style>
    <style:style style:name="T17" style:family="text">
      <style:text-properties officeooo:rsid="002be2f4"/>
    </style:style>
    <style:style style:name="T18" style:family="text">
      <style:text-properties officeooo:rsid="0031a059"/>
    </style:style>
    <style:style style:name="T19" style:family="text">
      <style:text-properties officeooo:rsid="0034e515"/>
    </style:style>
    <style:style style:name="T20" style:family="text">
      <style:text-properties officeooo:rsid="003971c4"/>
    </style:style>
    <style:style style:name="T21" style:family="text">
      <style:text-properties officeooo:rsid="0061e852"/>
    </style:style>
    <style:style style:name="T22" style:family="text">
      <style:text-properties officeooo:rsid="005b62eb"/>
    </style:style>
    <style:style style:name="T23" style:family="text">
      <style:text-properties officeooo:rsid="004e990d"/>
    </style:style>
    <style:style style:name="T24" style:family="text">
      <style:text-properties officeooo:rsid="0057d992"/>
    </style:style>
    <style:style style:name="T25" style:family="text">
      <style:text-properties officeooo:rsid="005a8e36"/>
    </style:style>
    <style:style style:name="T26" style:family="text">
      <style:text-properties officeooo:rsid="0055e2ab"/>
    </style:style>
    <style:style style:name="T27" style:family="text">
      <style:text-properties officeooo:rsid="004f3845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620a15"/>
    </style:style>
    <style:style style:name="T30" style:family="text">
      <style:text-properties officeooo:rsid="00535da4"/>
    </style:style>
    <style:style style:name="T31" style:family="text">
      <style:text-properties officeooo:rsid="00620a15"/>
    </style:style>
    <style:style style:name="T32" style:family="text">
      <style:text-properties officeooo:rsid="006361cf"/>
    </style:style>
    <style:style style:name="T33" style:family="text">
      <style:text-properties officeooo:rsid="00661e58"/>
    </style:style>
    <style:style style:name="T34" style:family="text">
      <style:text-properties officeooo:rsid="0067bce8"/>
    </style:style>
    <style:style style:name="T35" style:family="text">
      <style:text-properties officeooo:rsid="005d061c"/>
    </style:style>
    <style:style style:name="T36" style:family="text">
      <style:text-properties officeooo:rsid="0068cecf"/>
    </style:style>
    <style:style style:name="T37" style:family="text">
      <style:text-properties officeooo:rsid="006c1201"/>
    </style:style>
    <style:style style:name="T38" style:family="text">
      <style:text-properties officeooo:rsid="0072f8c3"/>
    </style:style>
    <style:style style:name="T39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tracked-changes>
        <text:changed-region xml:id="ct94715329756496" text:id="ct94715329756496">
          <text:insertion>
            <office:change-info>
              <dc:creator>Unknown Author</dc:creator>
              <dc:date>2023-03-30T12:51:33</dc:date>
            </office:change-info>
          </text:insertion>
        </text:changed-region>
        <text:changed-region xml:id="ct94715329756736" text:id="ct94715329756736">
          <text:insertion>
            <office:change-info>
              <dc:creator>Unknown Author</dc:creator>
              <dc:date>2023-03-30T12:52:08</dc:date>
            </office:change-info>
          </text:insertion>
        </text:changed-region>
        <text:changed-region xml:id="ct94715329473184" text:id="ct94715329473184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94715327254016" text:id="ct94715327254016">
          <text:insertion>
            <office:change-info>
              <dc:creator>Unknown Author</dc:creator>
              <dc:date>2023-03-30T12:48:41</dc:date>
            </office:change-info>
          </text:insertion>
        </text:changed-region>
        <text:changed-region xml:id="ct94715329472896" text:id="ct94715329472896">
          <text:insertion>
            <office:change-info>
              <dc:creator>Unknown Author</dc:creator>
              <dc:date>2023-03-30T15:45:02</dc:date>
            </office:change-info>
          </text:insertion>
        </text:changed-region>
        <text:changed-region xml:id="ct94715329472608" text:id="ct94715329472608">
          <text:insertion>
            <office:change-info>
              <dc:creator>Unknown Author</dc:creator>
              <dc:date>2023-03-30T15:45:04</dc:date>
            </office:change-info>
          </text:insertion>
        </text:changed-region>
        <text:changed-region xml:id="ct94715329472320" text:id="ct94715329472320">
          <text:insertion>
            <office:change-info>
              <dc:creator>Unknown Author</dc:creator>
              <dc:date>2023-03-30T15:45:07</dc:date>
            </office:change-info>
          </text:insertion>
        </text:changed-region>
        <text:changed-region xml:id="ct94715329472032" text:id="ct94715329472032">
          <text:insertion>
            <office:change-info>
              <dc:creator>Unknown Author</dc:creator>
              <dc:date>2023-03-30T12:49:37</dc:date>
            </office:change-info>
          </text:insertion>
        </text:changed-region>
        <text:changed-region xml:id="ct94715329754864" text:id="ct94715329754864">
          <text:insertion>
            <office:change-info>
              <dc:creator>Unknown Author</dc:creator>
              <dc:date>2023-03-30T12:50:32</dc:date>
            </office:change-info>
          </text:insertion>
        </text:changed-region>
        <text:changed-region xml:id="ct94715329757568" text:id="ct94715329757568">
          <text:insertion>
            <office:change-info>
              <dc:creator>Unknown Author</dc:creator>
              <dc:date>2023-03-30T12:51:31</dc:date>
            </office:change-info>
          </text:insertion>
        </text:changed-region>
        <text:changed-region xml:id="ct94715329757952" text:id="ct94715329757952">
          <text:deletion>
            <office:change-info>
              <dc:creator>Unknown Author</dc:creator>
              <dc:date>2023-03-30T15:47:06</dc:date>
            </office:change-info>
            <text:p text:style-name="P15"><text:span text:style-name="T35">00 - </text:span></text:p>
          </text:deletion>
        </text:changed-region>
        <text:changed-region xml:id="ct94715329758240" text:id="ct94715329758240">
          <text:deletion>
            <office:change-info>
              <dc:creator>Unknown Author</dc:creator>
              <dc:date>2023-03-30T12:06:49</dc:date>
            </office:change-info>
            <text:p text:style-name="P15"><text:span text:style-name="T35">1</text:span></text:p>
          </text:deletion>
        </text:changed-region>
        <text:changed-region xml:id="ct94715329758480" text:id="ct94715329758480">
          <text:deletion>
            <office:change-info>
              <dc:creator>Unknown Author</dc:creator>
              <dc:date>2023-03-30T15:47:32</dc:date>
            </office:change-info>
            <text:p text:style-name="P15"><text:span text:style-name="T35">F</text:span></text:p>
            <text:p text:style-name="P15"/>
          </text:deletion>
        </text:changed-region>
        <text:changed-region xml:id="ct94715329759568" text:id="ct94715329759568">
          <text:insertion>
            <office:change-info>
              <dc:creator>Unknown Author</dc:creator>
              <dc:date>2023-03-30T15:47:16</dc:date>
            </office:change-info>
          </text:insertion>
        </text:changed-region>
        <text:changed-region xml:id="ct94715329759808" text:id="ct94715329759808">
          <text:insertion>
            <office:change-info>
              <dc:creator>Unknown Author</dc:creator>
              <dc:date>2023-03-30T15:47:18</dc:date>
            </office:change-info>
          </text:insertion>
        </text:changed-region>
        <text:changed-region xml:id="ct94715329760800" text:id="ct94715329760800">
          <text:deletion>
            <office:change-info>
              <dc:creator>Unknown Author</dc:creator>
              <dc:date>2023-03-30T12:18:07</dc:date>
            </office:change-info>
            <text:p text:style-name="P39">aspect</text:p>
          </text:deletion>
        </text:changed-region>
        <text:changed-region xml:id="ct94715329761696" text:id="ct94715329761696">
          <text:insertion>
            <office:change-info>
              <dc:creator>Unknown Author</dc:creator>
              <dc:date>2023-03-30T12:18:07</dc:date>
            </office:change-info>
          </text:insertion>
        </text:changed-region>
        <text:changed-region xml:id="ct94715329762512" text:id="ct94715329762512">
          <text:insertion>
            <office:change-info>
              <dc:creator>Unknown Author</dc:creator>
              <dc:date>2023-03-30T12:10:21</dc:date>
            </office:change-info>
          </text:insertion>
        </text:changed-region>
        <text:changed-region xml:id="ct94715360525856" text:id="ct94715360525856">
          <text:insertion>
            <office:change-info>
              <dc:creator>Unknown Author</dc:creator>
              <dc:date>2023-03-30T17:55:04</dc:date>
            </office:change-info>
          </text:insertion>
        </text:changed-region>
        <text:changed-region xml:id="ct94715275037344" text:id="ct94715275037344">
          <text:deletion>
            <office:change-info>
              <dc:creator>Unknown Author</dc:creator>
              <dc:date>2023-03-30T17:55:03</dc:date>
            </office:change-info>
            <text:p text:style-name="P39">6</text:p>
          </text:deletion>
        </text:changed-region>
        <text:changed-region xml:id="ct94715329763312" text:id="ct94715329763312">
          <text:insertion>
            <office:change-info>
              <dc:creator>Unknown Author</dc:creator>
              <dc:date>2023-03-30T15:38:23</dc:date>
            </office:change-info>
          </text:insertion>
        </text:changed-region>
        <text:changed-region xml:id="ct94715329768128" text:id="ct94715329768128">
          <text:insertion>
            <office:change-info>
              <dc:creator>Unknown Author</dc:creator>
              <dc:date>2023-03-30T12:11:01</dc:date>
            </office:change-info>
          </text:insertion>
        </text:changed-region>
        <text:changed-region xml:id="ct94715329766672" text:id="ct94715329766672">
          <text:deletion>
            <office:change-info>
              <dc:creator>Unknown Author</dc:creator>
              <dc:date>2023-03-30T12:10:59</dc:date>
            </office:change-info>
            <text:p text:style-name="P39">is the aspect, only values between 0 and 31 are allowed</text:p>
          </text:deletion>
        </text:changed-region>
        <text:changed-region xml:id="ct94715326241648" text:id="ct94715326241648">
          <text:insertion>
            <office:change-info>
              <dc:creator>Unknown Author</dc:creator>
              <dc:date>2023-03-30T15:47:57</dc:date>
            </office:change-info>
          </text:insertion>
        </text:changed-region>
        <text:changed-region xml:id="ct94715329778352" text:id="ct94715329778352">
          <text:deletion>
            <office:change-info>
              <dc:creator>Unknown Author</dc:creator>
              <dc:date>2023-03-30T15:47:57</dc:date>
            </office:change-info>
            <text:p text:style-name="P39">7</text:p>
          </text:deletion>
        </text:changed-region>
        <text:changed-region xml:id="ct94715329778592" text:id="ct94715329778592">
          <text:insertion>
            <office:change-info>
              <dc:creator>Unknown Author</dc:creator>
              <dc:date>2023-03-30T15:47:59</dc:date>
            </office:change-info>
          </text:insertion>
        </text:changed-region>
        <text:changed-region xml:id="ct94715329778832" text:id="ct94715329778832">
          <text:deletion>
            <office:change-info>
              <dc:creator>Unknown Author</dc:creator>
              <dc:date>2023-03-30T15:47:59</dc:date>
            </office:change-info>
            <text:p text:style-name="P39">8</text:p>
          </text:deletion>
        </text:changed-region>
        <text:changed-region xml:id="ct94715329779072" text:id="ct94715329779072">
          <text:insertion>
            <office:change-info>
              <dc:creator>Unknown Author</dc:creator>
              <dc:date>2023-03-30T12:14:48</dc:date>
            </office:change-info>
          </text:insertion>
        </text:changed-region>
        <text:changed-region xml:id="ct94715329779312" text:id="ct94715329779312">
          <text:insertion>
            <office:change-info>
              <dc:creator>Unknown Author</dc:creator>
              <dc:date>2023-03-30T12:48:33</dc:date>
            </office:change-info>
          </text:insertion>
        </text:changed-region>
        <text:changed-region xml:id="ct94715329779552" text:id="ct94715329779552"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94715329780400" text:id="ct94715329780400">
          <text:insertion>
            <office:change-info>
              <dc:creator>Unknown Author</dc:creator>
              <dc:date>2023-03-30T12:16:00</dc:date>
            </office:change-info>
          </text:insertion>
        </text:changed-region>
        <text:changed-region xml:id="ct94715329780640" text:id="ct94715329780640">
          <text:deletion>
            <office:change-info>
              <dc:creator>Unknown Author</dc:creator>
              <dc:date>2023-03-30T12:14:43</dc:date>
            </office:change-info>
            <text:p text:style-name="P39">(0 – 2046). <text:s/>2047 is utilized in the DCC standard as the broadcast addresses. <text:s/></text:p>
          </text:deletion>
        </text:changed-region>
        <text:changed-region xml:id="ct94715329781552" text:id="ct94715329781552">
          <text:insertion>
            <office:change-info>
              <dc:creator>Unknown Author</dc:creator>
              <dc:date>2023-03-30T15:48:55</dc:date>
            </office:change-info>
          </text:insertion>
        </text:changed-region>
        <text:changed-region xml:id="ct94715329781792" text:id="ct94715329781792">
          <text:deletion>
            <office:change-info>
              <dc:creator>Unknown Author</dc:creator>
              <dc:date>2023-03-30T15:48:54</dc:date>
            </office:change-info>
            <text:p text:style-name="P39">7</text:p>
          </text:deletion>
        </text:changed-region>
        <text:changed-region xml:id="ct94715329783712" text:id="ct94715329783712">
          <text:insertion>
            <office:change-info>
              <dc:creator>Unknown Author</dc:creator>
              <dc:date>2023-03-30T15:48:57</dc:date>
            </office:change-info>
          </text:insertion>
        </text:changed-region>
        <text:changed-region xml:id="ct94715329784512" text:id="ct94715329784512">
          <text:deletion>
            <office:change-info>
              <dc:creator>Unknown Author</dc:creator>
              <dc:date>2023-03-30T15:48:56</dc:date>
            </office:change-info>
            <text:p text:style-name="P39">8</text:p>
          </text:deletion>
        </text:changed-region>
        <text:changed-region xml:id="ct94715329786048" text:id="ct94715329786048">
          <text:insertion>
            <office:change-info>
              <dc:creator>Unknown Author</dc:creator>
              <dc:date>2023-03-30T12:53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<text:bookmark-start text:name="__RefHeading___Toc14962_1060902120"/>Introduction (Informative)<text:bookmark-end text:name="__RefHeading___Toc14962_1060902120"/></text:h>
      <text:p text:style-name="Standard">This <text:span text:style-name="T15">s</text:span><text:span text:style-name="T5">tandard</text:span> describes the format and allocation of OpenLCB <text:span text:style-name="T12">E</text:span>vent <text:span text:style-name="T12">I</text:span>dentifiers (<text:span text:style-name="T12">E</text:span>vent IDs). It is not specific to any wire protocol.</text:p>
      <text:h text:style-name="P52" text:outline-level="1"><text:bookmark-start text:name="__RefHeading___Toc14964_1060902120"/>Intended use (Informative)<text:bookmark-end text:name="__RefHeading___Toc14964_1060902120"/></text:h>
      <text:p text:style-name="P34">This standard defines the fo<text:span text:style-name="T17">r</text:span>mat and allocation of Event Identifiers. <text:s/>Event Identifiers are typically used with the Event Transport protocol <text:span text:style-name="T17">and are globally unique.</text:span></text:p>
      <text:h text:style-name="Heading_20_1" text:outline-level="1"><text:bookmark-start text:name="__RefHeading___Toc14966_1060902120"/>References and Context <text:span text:style-name="T16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xml:id="list1533432326" text:style-name="L1">
        <text:list-item>
          <text:p text:style-name="P58">The CAN Physical <text:span text:style-name="T21">Layer </text:span>Standard, which <text:span text:style-name="T21">specifies the physical layer for transporting OpenLCB-CAN frames</text:span></text:p>
        </text:list-item>
        <text:list-item>
          <text:p text:style-name="P59">The Message Network Standard, which <text:span text:style-name="T10">defines the basic messages and how they interact. Higher-level protocols are based on this message network, but are defined elsewhere.</text:span></text:p>
        </text:list-item>
        <text:list-item>
          <text:p text:style-name="P57">The Event Transport Standard, which defines the protocol for transporting events.</text:p>
        </text:list-item>
        <text:list-item>
          <text:p text:style-name="P57">The Unique Identifiers Standard w<text:span text:style-name="T18">hi</text:span>ch defines the format and allocation of unique 48-bit identifiers.</text:p>
        </text:list-item>
      </text:list>
      <text:h text:style-name="Heading_20_1" text:outline-level="1"><text:bookmark-start text:name="__RefHeading___Toc14968_1060902120"/>Format <text:span text:style-name="T19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2">The order of bytes in an OpenLCB <text:span text:style-name="T13">E</text:span>vent I<text:span text:style-name="T13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1">Within the tables below, byte 1 is considered the most-significant byte, while byte 8 is considered the least significant byte.</text:span></text:p>
      <text:h text:style-name="P53" text:outline-level="1"/>
      <text:h text:style-name="P54" text:outline-level="1"><text:bookmark-start text:name="__RefHeading___Toc14970_1060902120"/>Allocation <text:span text:style-name="T19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3">*</text:p>
          </table:table-cell>
          <table:table-cell table:style-name="Table5.G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55" text:outline-level="2"><text:bookmark-start text:name="__RefHeading___Toc14972_1060902120"/>Well-Known Automatically-Routed<text:bookmark-end text:name="__RefHeading___Toc14972_1060902120"/></text:h>
      <text:p text:style-name="P33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3">01</text:p>
            </table:table-cell>
            <table:table-cell table:style-name="Table2.B3" table:number-rows-spanned="13" office:value-type="string">
              <text:p text:style-name="P13">00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I3" office:value-type="string">
              <text:p text:style-name="P25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6">FF</text:p>
          </table:table-cell>
          <table:table-cell table:style-name="Table2.C3" office:value-type="string">
            <text:p text:style-name="P26">F1</text:p>
          </table:table-cell>
          <table:table-cell table:style-name="Table2.I3" office:value-type="string">
            <text:p text:style-name="P28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6">FF</text:p>
          </table:table-cell>
          <table:table-cell table:style-name="Table2.C3" office:value-type="string">
            <text:p text:style-name="P26">F0</text:p>
          </table:table-cell>
          <table:table-cell table:style-name="Table2.I3" office:value-type="string">
            <text:p text:style-name="P27">P<text:span text:style-name="T22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E</text:p>
          </table:table-cell>
          <table:table-cell table:style-name="Table2.C3" office:value-type="string">
            <text:p text:style-name="P13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3">FD</text:p>
          </table:table-cell>
          <table:table-cell table:style-name="Table2.G15" office:value-type="string">
            <text:p text:style-name="P13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56" text:outline-level="2"/>
      <text:h text:style-name="P55" text:outline-level="2"><text:bookmark-start text:name="__RefHeading___Toc14974_1060902120"/>Well-Known<text:bookmark-end text:name="__RefHeading___Toc14974_1060902120"/></text:h>
      <text:p text:style-name="Standard">The following <text:span text:style-name="T14">E</text:span>vent <text:span text:style-name="T14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0" office:value-type="string">
              <text:p text:style-name="P24">01</text:p>
              <text:p text:style-name="P17"/>
              <text:p text:style-name="P13"/>
            </table:table-cell>
            <table:table-cell table:style-name="Table4.B3" table:number-rows-spanned="20" office:value-type="string">
              <text:p text:style-name="P24">01</text:p>
              <text:p text:style-name="P17"/>
              <text:p text:style-name="P30"/>
            </table:table-cell>
            <table:table-cell table:style-name="Table4.C3" office:value-type="string">
              <text:p text:style-name="P13">*</text:p>
            </table:table-cell>
            <table:table-cell table:style-name="Table4.D3" office:value-type="string">
              <text:p text:style-name="P13">*</text:p>
            </table:table-cell>
            <table:table-cell table:style-name="Table4.E3" office:value-type="string">
              <text:p text:style-name="P13">*</text:p>
            </table:table-cell>
            <table:table-cell table:style-name="Table4.F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I3" office:value-type="string">
              <text:p text:style-name="P23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3">00</text:p>
          </table:table-cell>
          <table:table-cell table:style-name="Table4.D4" table:number-rows-spanned="10" office:value-type="string">
            <text:p text:style-name="P13">00</text:p>
          </table:table-cell>
          <table:table-cell table:style-name="Table4.E3" table:number-rows-spanned="9" office:value-type="string">
            <text:p text:style-name="P13">00</text:p>
          </table:table-cell>
          <table:table-cell table:style-name="Table4.F3" table:number-rows-spanned="9" office:value-type="string">
            <text:p text:style-name="P13">00</text:p>
          </table:table-cell>
          <table:table-cell table:style-name="Table4.G3" office:value-type="string">
            <text:p text:style-name="P13">02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Duplicate Node ID <text:span text:style-name="T8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*</text:p>
          </table:table-cell>
          <table:table-cell table:style-name="Table4.I3" office:value-type="string">
            <text:p text:style-name="Table_20_Contents">Reserved for <text:span text:style-name="T9">Traction</text:span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13">*</text:p>
          </table:table-cell>
          <table:table-cell table:style-name="Table4.I3" office:value-type="string">
            <text:p text:style-name="P22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9">06</text:p>
          </table:table-cell>
          <table:table-cell table:style-name="Table4.G10" office:value-type="string">
            <text:p text:style-name="P19">01</text:p>
          </table:table-cell>
          <table:table-cell table:style-name="Table4.I3" office:value-type="string">
            <text:p text:style-name="P20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9">06</text:p>
          </table:table-cell>
          <table:table-cell table:style-name="Table4.G10" office:value-type="string">
            <text:p text:style-name="P19">02</text:p>
          </table:table-cell>
          <table:table-cell table:style-name="Table4.I3" office:value-type="string">
            <text:p text:style-name="P20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5">01</text:p>
          </table:table-cell>
          <table:table-cell table:style-name="Table4.E13" office:value-type="string">
            <text:p text:style-name="P35">00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6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7">00</text:p>
          </table:table-cell>
          <table:table-cell table:style-name="Table4.D14" table:number-rows-spanned="3" office:value-type="string">
            <text:p text:style-name="P37">00</text:p>
          </table:table-cell>
          <table:table-cell table:style-name="Table4.E14" table:number-rows-spanned="3" office:value-type="string">
            <text:p text:style-name="P35">01</text:p>
          </table:table-cell>
          <table:table-cell table:style-name="Table4.E13" office:value-type="string">
            <text:p text:style-name="P35">01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6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5">02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6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5">03</text:p>
          </table:table-cell>
          <table:table-cell table:style-name="Table4.G16" table:number-columns-spanned="2" office:value-type="string">
            <text:p text:style-name="P14">*</text:p>
          </table:table-cell>
          <table:covered-table-cell/>
          <table:table-cell table:style-name="Table4.I16" office:value-type="string">
            <text:p text:style-name="P36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7">01</text:p>
          </table:table-cell>
          <table:table-cell table:style-name="Table4.G3" office:value-type="string">
            <text:p text:style-name="P17">00</text:p>
          </table:table-cell>
          <table:table-cell table:style-name="Table4.E17" table:number-columns-spanned="2" office:value-type="string">
            <text:p text:style-name="P18">CBUS<text:line-break/>Node ID</text:p>
          </table:table-cell>
          <table:covered-table-cell/>
          <table:table-cell table:style-name="Table4.G13" table:number-columns-spanned="2" office:value-type="string">
            <text:p text:style-name="P14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7">01</text:p>
          </table:table-cell>
          <table:table-cell table:style-name="Table4.C18" office:value-type="string">
            <text:p text:style-name="P17">01</text:p>
          </table:table-cell>
          <table:table-cell table:style-name="Table4.E18" table:number-columns-spanned="2" office:value-type="string">
            <text:p text:style-name="P17">CBUS<text:line-break/>Node ID</text:p>
          </table:table-cell>
          <table:covered-table-cell/>
          <table:table-cell table:style-name="Table4.G18" table:number-columns-spanned="2" office:value-type="string">
            <text:p text:style-name="P16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0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4" office:value-type="string">
            <text:p text:style-name="P38">02</text:p>
          </table:table-cell>
          <table:table-cell table:style-name="Table4.D19" table:number-rows-spanned="4" office:value-type="string">
            <text:p text:style-name="P38">00</text:p>
          </table:table-cell>
          <table:table-cell table:style-name="Table4.E19" table:number-rows-spanned="2" office:value-type="string">
            <text:p text:style-name="P38">00</text:p>
          </table:table-cell>
          <table:table-cell table:style-name="Table4.F19" office:value-type="string">
            <text:p text:style-name="P38">FF</text:p>
          </table:table-cell>
          <table:table-cell table:style-name="Table4.G19" table:number-columns-spanned="2" office:value-type="string">
            <text:p text:style-name="P29">1<text:span text:style-name="T23">2</text:span>-bit DCC Basic Accessory Address</text:p>
          </table:table-cell>
          <table:covered-table-cell/>
          <table:table-cell table:style-name="Table4.I19" office:value-type="string">
            <text:p text:style-name="P39">Activate basic DCC accessory decoder address.</text:p>
            <text:p text:style-name="P40">Bytes 7 and 8 are the DCC accessory decoder address (0 – 4087)<text:note text:id="ftn1" text:note-class="footnote"><text:note-citation>1</text:note-citation><text:note-body><text:p text:style-name="P44">For information on the different methods of how these 2 x 4088 addresses map to the commonly used turnout addr<text:span text:style-name="T24">e</text:span>sses of 1..204<text:span text:style-name="T25">0</text:span>, please see the OpenLCB Event Identifiers Technical Note.</text:p></text:note-body></text:note>. <text:s/>408<text:span text:style-name="T26">8</text:span> – 4095 are utilized in the DCC standard as broadcast addresses. <text:s/>All other values for bytes 7 and 8 are reserved for future uses.</text:p>
          </table:table-cell>
        </table:table-row>
        <table:table-row table:style-name="Table4.20">
          <table:covered-table-cell table:style-name="Table4.A4"/>
          <table:covered-table-cell table:style-name="Table4.B4"/>
          <table:covered-table-cell table:style-name="Table4.C20"/>
          <table:covered-table-cell table:style-name="Table4.D20"/>
          <table:covered-table-cell table:style-name="Table4.E19"/>
          <table:table-cell table:style-name="Table4.F20" office:value-type="string">
            <text:p text:style-name="P38">FE</text:p>
          </table:table-cell>
          <table:table-cell table:style-name="Table4.G20" table:number-columns-spanned="2" office:value-type="string">
            <text:p text:style-name="P29">1<text:span text:style-name="T23">2</text:span>-bit DCC Basic Accessory Address</text:p>
          </table:table-cell>
          <table:covered-table-cell/>
          <table:table-cell table:style-name="Table4.I20" office:value-type="string">
            <text:p text:style-name="P41">Deactivate basic DCC accessory decoder address.</text:p>
            <text:p text:style-name="P39">Bytes 7 and 8 are the DCC accessory decoder address (0 – 40<text:span text:style-name="T27">87</text:span>)<text:span text:style-name="T28"><text:note-ref text:note-class="footnote" text:reference-format="text" text:ref-name="ftn1">1</text:note-ref></text:span>. <text:s/>40<text:span text:style-name="T27">88</text:span> – 40<text:span text:style-name="T27">95</text:span> are utilized in the DCC standard as broadcast addresses. <text:s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0"/>
          <table:covered-table-cell table:style-name="Table4.D20"/>
          <table:table-cell table:style-name="Table4.E21" table:number-rows-spanned="2" office:value-type="string">
            <text:p text:style-name="P47"><text:change-start text:change-id="ct94715329473184"/>01<text:change-end text:change-id="ct94715329473184"/></text:p>
          </table:table-cell>
          <table:table-cell table:style-name="Table4.F21" office:value-type="string">
            <text:p text:style-name="P47"><text:change-start text:change-id="ct94715327254016"/>0<text:change-end text:change-id="ct94715327254016"/><text:change-start text:change-id="ct94715329472896"/><text:span text:style-name="T36">7</text:span><text:change-end text:change-id="ct94715329472896"/></text:p>
          </table:table-cell>
          <table:table-cell table:style-name="Table4.G21" office:value-type="string">
            <text:p text:style-name="P49"><text:change-start text:change-id="ct94715329472608"/>FF<text:change-end text:change-id="ct94715329472608"/></text:p>
          </table:table-cell>
          <table:table-cell table:style-name="Table4.G21" office:value-type="string">
            <text:p text:style-name="P49"><text:change-start text:change-id="ct94715329472320"/>00<text:change-end text:change-id="ct94715329472320"/></text:p>
          </table:table-cell>
          <table:table-cell table:style-name="Table4.I21" office:value-type="string">
            <text:p text:style-name="P46"><text:change-start text:change-id="ct94715329472032"/>Extended DCC <text:change-end text:change-id="ct94715329472032"/><text:change-start text:change-id="ct94715329754864"/>accessory decoder emergency stop.<text:change-end text:change-id="ct94715329754864"/><text:change-start text:change-id="ct94715329757568"/><text:note text:id="ftn2" text:note-class="footnote"><text:note-citation>2</text:note-citation><text:note-body><text:p text:style-name="P45"><text:change-start text:change-id="ct94715329756496"/>This corresponds to extended DCC accessory decoder add<text:change-end text:change-id="ct94715329756496"/><text:change-start text:change-id="ct94715329756736"/>ress 2047.<text:change-end text:change-id="ct94715329756736"/></text:p></text:note-body></text:note><text:change-end text:change-id="ct94715329757568"/></text:p>
          </table:table-cell>
        </table:table-row>
        <table:table-row table:style-name="Table4.22">
          <table:covered-table-cell table:style-name="Table4.A3"/>
          <table:covered-table-cell table:style-name="Table4.B3"/>
          <table:covered-table-cell table:style-name="Table4.C19"/>
          <table:covered-table-cell table:style-name="Table4.D19"/>
          <table:covered-table-cell table:style-name="Table4.E21"/>
          <table:table-cell table:style-name="Table4.F22" table:number-columns-spanned="2" office:value-type="string">
            <text:p text:style-name="P15"><text:change text:change-id="ct94715329757952"/><text:change text:change-id="ct94715329758240"/><text:change text:change-id="ct94715329758480"/>11-bit DCC Extended Accessory Address</text:p>
            <text:p text:style-name="P48">00.04 - 07.FE</text:p>
          </table:table-cell>
          <table:covered-table-cell/>
          <table:table-cell table:style-name="Table4.H22" office:value-type="string">
            <text:p text:style-name="P50"><text:change-start text:change-id="ct94715329759568"/>00 -<text:change-end text:change-id="ct94715329759568"/><text:change-start text:change-id="ct94715329759808"/> FF<text:change-end text:change-id="ct94715329759808"/></text:p>
          </table:table-cell>
          <table:table-cell table:style-name="Table4.I22" office:value-type="string">
            <text:p text:style-name="P39">Send <text:change text:change-id="ct94715329760800"/><text:change-start text:change-id="ct94715329761696"/><text:span text:style-name="T32">command</text:span><text:change-end text:change-id="ct94715329761696"/> to extended DCC accessory decoder ad<text:span text:style-name="T30">d</text:span>ress.</text:p>
            <text:p text:style-name="P39"><text:change-start text:change-id="ct94715329762512"/><text:span text:style-name="T31">Please refer to NMRA S-9.2.1 for the definitions of </text:span><text:change-end text:change-id="ct94715329762512"/>Byte <text:change-start text:change-id="ct94715360525856"/><text:span text:style-name="T38">8</text:span><text:change-end text:change-id="ct94715360525856"/><text:change text:change-id="ct94715275037344"/><text:change-start text:change-id="ct94715329763312"/>, <text:span text:style-name="T36">which</text:span><text:change-end text:change-id="ct94715329763312"/> <text:change-start text:change-id="ct94715329768128"/><text:span text:style-name="T6">corresponds</text:span><text:span text:style-name="T31"> to the 3</text:span><text:span text:style-name="T29">rd</text:span><text:span text:style-name="T31"> byte of a DCC </text:span><text:span text:style-name="T32">e</text:span><text:span text:style-name="T31">xtended </text:span><text:span text:style-name="T32">a</text:span><text:span text:style-name="T31">ccessory </text:span><text:span text:style-name="T32">d</text:span><text:span text:style-name="T31">ecoder packet</text:span><text:change-end text:change-id="ct94715329768128"/><text:change text:change-id="ct94715329766672"/>.</text:p>
            <text:p text:style-name="P39">Bytes <text:change-start text:change-id="ct94715326241648"/><text:span text:style-name="T37">6</text:span><text:change-end text:change-id="ct94715326241648"/><text:change text:change-id="ct94715329778352"/> and <text:change-start text:change-id="ct94715329778592"/><text:span text:style-name="T37">7</text:span><text:change-end text:change-id="ct94715329778592"/><text:change text:change-id="ct94715329778832"/> are the DCC accessory decoder address<text:change-start text:change-id="ct94715329779072"/>. <text:span text:style-name="T32">Valid values are from 4 to 204</text:span><text:change-end text:change-id="ct94715329779072"/><text:change-start text:change-id="ct94715329779312"/><text:span text:style-name="T33">6</text:span><text:change-end text:change-id="ct94715329779312"/><text:change-start text:change-id="ct94715329779552"/><text:span text:style-name="T32">. By convention, user addresses are from 1 to 204</text:span><text:span text:style-name="T33">3</text:span><text:span text:style-name="T32">, with user address</text:span><text:change-end text:change-id="ct94715329779552"/><text:change-start text:change-id="ct94715329780400"/><text:span text:style-name="T32"> 1 </text:span><text:span text:style-name="T7">corresponding</text:span><text:span text:style-name="T32"> to value </text:span><text:span text:style-name="T34">4</text:span><text:span text:style-name="T32"> at bytes 6 and 7.</text:span><text:change-end text:change-id="ct94715329780400"/> <text:change text:change-id="ct94715329780640"/>All other values for bytes <text:change-start text:change-id="ct94715329781552"/><text:span text:style-name="T37">6</text:span><text:change-end text:change-id="ct94715329781552"/><text:change text:change-id="ct94715329781792"/> and <text:change-start text:change-id="ct94715329783712"/><text:span text:style-name="T37">7</text:span><text:change-end text:change-id="ct94715329783712"/><text:change text:change-id="ct94715329784512"/> <text:change-start text:change-id="ct94715329786048"/><text:span text:style-name="T33">not separately defined </text:span><text:change-end text:change-id="ct94715329786048"/>are reserved for future uses.</text:p>
          </table:table-cell>
        </table:table-row>
      </table:table>
      <text:p text:style-name="P6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s/>1 <text:s/>Introduction (Informative)<text:tab/>1</text:p>
          <text:p text:style-name="P42"><text:s/>2 <text:s/>Intended use (Informative)<text:tab/>1</text:p>
          <text:p text:style-name="P42"><text:s/>3 <text:s/>References and Context (Normative)<text:tab/>1</text:p>
          <text:p text:style-name="P42"><text:s/>4 <text:s/>Format (Normative)<text:tab/>1</text:p>
          <text:p text:style-name="P42"><text:s/>5 <text:s/>Allocation (Normative)<text:tab/>2</text:p>
          <text:p text:style-name="P43"><text:s/>5.1 <text:s/>Node ID Based<text:tab/>2</text:p>
          <text:p text:style-name="P43"><text:s/>5.2 <text:s/>Well-Known Automatically-Routed<text:tab/>3</text:p>
          <text:p text:style-name="P43"><text:s/>5.3 <text:s/>Well-Known<text:tab/>5</text:p>
        </text:index-body>
      </text:table-of-content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fo:margin-left="0.1799in" fo:margin-right="0.0097in" table:align="margins" style:writing-mode="lr-tb"/>
    </style:style>
    <style:style style:name="Table1.A" style:family="table-column">
      <style:table-column-properties style:rel-column-width="34372*"/>
    </style:style>
    <style:style style:name="Table1.B" style:family="table-column">
      <style:table-column-properties style:rel-column-width="605*"/>
    </style:style>
    <style:style style:name="Table1.C" style:family="table-column">
      <style:table-column-properties style:rel-column-width="16948*"/>
    </style:style>
    <style:style style:name="Table1.D" style:family="table-column">
      <style:table-column-properties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style:font-name="Liberation Sans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0" draw:name="PowerPlusWaterMarkObject" draw:style-name="Mgr1" draw:text-style-name="MP3" svg:width="7.9996in" svg:height="2.6748in" draw:transform="rotate (0.785398163397448) translate (0.938888888888889in 5.13263888888889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3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0</text:page-number></text:span></text:span><text:span text:style-name="Page_20_Number"><text:span text:style-name="MT3"><text:s/>of </text:span></text:span><text:span text:style-name="Page_20_Number"><text:span text:style-name="MT3"><text:page-count style:num-format="1">1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Mar 30, 2023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0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Mar 30, 2023</text:user-defined></text:p>
            </table:table-cell>
            <table:table-cell table:style-name="Table1.C1" office:value-type="string">
              <text:p text:style-name="MP9"><text:user-defined style:data-style-name="N0" text:name="OLCBstatus">Draft</text:user-defined></text:p>
            </table:table-cell>
          </table:table-row>
        </table:table>
        <text:p text:style-name="MP10"><draw:custom-shape text:anchor-type="char" draw:z-index="1" draw:name="PowerPlusWaterMarkObject" draw:style-name="Mgr2" draw:text-style-name="MP3" svg:width="6.4996in" svg:height="2.1724in" draw:transform="rotate (0.785398163397448) translate (0.184027777777778in 5.3736111111111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3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Mar 30, 2023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2" draw:name="PowerPlusWaterMarkObject3" draw:style-name="Mgr1" draw:text-style-name="MP3" svg:width="7.9996in" svg:height="2.6748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4">Copyright 20</text:span></text:span><text:span text:style-name="Page_20_Number"><text:span text:style-name="MT5">11-2015</text:span></text:span><text:span text:style-name="Page_20_Number"><text:span text:style-name="MT4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</text:page-count></text:span></text:span><text:span text:style-name="Page_20_Number"><text:span text:style-name="MT4"><text:s/>- </text:span></text:span><text:span text:style-name="Page_20_Number"><text:span text:style-name="MT3">Feb 15, 2015</text:span></text:span><text:span text:style-name="Page_20_Number"><text:span text:style-name="MT4"><text:date style:data-style-name="N121" text:date-value="2023-03-30T17:57:07.940756734">3/30/2023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3" draw:name="PowerPlusWaterMarkObject" draw:style-name="Mgr2" draw:text-style-name="MP3" svg:width="6.4996in" svg:height="2.1724in" draw:transform="rotate (0.785398163397448) translate (0.184027777777778in 6.0298611111111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3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Mar 30, 2023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4" draw:text-style-name="MP3" svg:width="4.4878in" svg:height="1.5004in" draw:transform="skewX (8.57291957593976E-017) 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7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8" draw:name="PowerPlusWaterMarkObject" draw:style-name="Mgr5" draw:text-style-name="MP3" svg:width="7.3185in" svg:height="2.4469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9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0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1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69</meta:editing-cycles>
    <meta:editing-duration>P1DT14H14M17S</meta:editing-duration>
    <meta:generator>LibreOffice/7.3.7.2$Linux_X86_64 LibreOffice_project/30$Build-2</meta:generator>
    <dc:date>2023-03-30T17:57:07.820896180</dc:date>
    <meta:document-statistic meta:table-count="4" meta:image-count="1" meta:object-count="0" meta:page-count="1" meta:paragraph-count="215" meta:word-count="1016" meta:character-count="6006" meta:non-whitespace-character-count="5173"/>
    <meta:user-defined meta:name="OLCBdate">Mar 30, 2023</meta:user-defined>
    <meta:user-defined meta:name="OLCBstatus">Draft</meta:user-defined>
    <meta:user-defined meta:name="OLCByear">2023</meta:user-defined>
  </office:meta>
</office:document-meta>
</file>